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4cm" fo:text-align="justify" fo:text-indent="0cm"/>
    </style:style>
    <style:style style:name="P8" style:family="paragraph">
      <style:paragraph-properties fo:text-align="justify" style:writing-mode="lr-tb"/>
    </style:style>
    <style:style style:name="P9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2" draw:text-style-name="P4" draw:layer="layout" svg:width="22.5cm" svg:height="9.134cm" svg:x="4.5cm" svg:y="3.8cm" presentation:class="subtitle" presentation:user-transformed="true">
          <draw:text-box>
            <text:p text:style-name="P3"><text:span text:style-name="T1">Contribution to the Free Software for the Free Societ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ree Software Foundation’s Free Software Directory</text:p>
              </text:list-item>
              <text:list-item>
                <text:p>Free Software Trainings for the public</text:p>
              </text:list-item>
              <text:list-item>
                <text:p>Sharing information in commun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Our strategy is to empower all software developers to make their own businesses for helping society to develop and become a healthy organization </text:p>
              </text:list-item>
              <text:list-item>
                <text:p>For this reason we provide training sessions</text:p>
              </text:list-item>
              <text:list-item>
                <text:p>We make R&amp;D</text:p>
              </text:list-item>
              <text:list-item>
                <text:p>We give technical sup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2">
              <text:list-item>
                <text:p text:style-name="P7">By Mert Gör</text:p>
              </text:list-item>
              <text:list-item>
                <text:p text:style-name="P7">CC BY-SA 4.0 or later</text:p>
              </text:list-item>
              <text:list-item>
                <text:p text:style-name="P7"><text:a xlink:href="mailto:mertgor@qbnetworks.xyz" xlink:type="simple">mertgor@qbnetworks.xyz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line-break/>Questions &amp; Answers</text:p>
          </draw:text-box>
        </draw:frame>
        <draw:frame presentation:style-name="pr4" draw:text-style-name="P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9">Telegram Group : <text:a xlink:href="https://t.me/masscollabs" xlink:type="simple">https://t.me/masscollabs</text:a></text:p>
              </text:list-item>
              <text:list-item>
                <text:p text:style-name="P9">libera.chat IRC Channel : #masscollab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2:38:46.273860506</meta:creation-date>
    <meta:editing-duration>PT7M23S</meta:editing-duration>
    <meta:editing-cycles>12</meta:editing-cycles>
    <meta:generator>LibreOffice/7.4.7.2$Linux_X86_64 LibreOffice_project/40$Build-2</meta:generator>
    <dc:title>DNA</dc:title>
    <meta:initial-creator>Mert Gör</meta:initial-creator>
    <dc:date>2025-01-24T02:46:14.172520031</dc:date>
    <dc:creator>Mert Gör</dc:creator>
    <meta:document-statistic meta:object-count="122"/>
  </office:meta>
</office:document-meta>
</file>